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15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family="'Freestyle Script'" style:font-family-generic="script" style:font-pitch="variable" fo:font-size="96pt" style:font-size-asian="96pt" style:font-size-complex="96pt"/>
    </style:style>
    <style:style style:name="P2" style:family="paragraph">
      <style:paragraph-properties fo:text-align="center"/>
      <style:text-properties fo:font-family="'Freestyle Script'" style:font-family-generic="script" style:font-pitch="variable"/>
    </style:style>
    <style:style style:name="T1" style:family="text">
      <style:text-properties fo:font-family="'Freestyle Script'" style:font-family-generic="script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ww.GroupBuild.com</text:p>
          </draw:text-box>
        </draw:frame>
        <draw:frame draw:style-name="gr1" draw:text-style-name="P1" draw:layer="layout" svg:width="5.6cm" svg:height="6.4cm" draw:transform="skewX (-5.19537291441824E-017) rotate (0.41887902047856) translate (10.842cm 9.143cm)">
          <draw:text-box>
            <text:p text:style-name="P1"><text:span text:style-name="T1">g</text:span></text:p>
          </draw:text-box>
        </draw:frame>
        <draw:frame draw:style-name="gr1" draw:text-style-name="P1" draw:layer="layout" svg:width="5.6cm" svg:height="6.4cm" draw:transform="rotate (-2.72271363311183) translate (18.312cm 13.239cm)">
          <draw:text-box>
            <text:p text:style-name="P1"><text:span text:style-name="T1">g</text:span></text:p>
          </draw:text-box>
        </draw:frame>
        <draw:circle draw:style-name="gr2" draw:text-style-name="P2" draw:layer="layout" svg:width="4cm" svg:height="4cm" svg:x="12.55cm" svg:y="9.1cm">
          <text:p/>
        </draw:circl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ne Ballard</meta:initial-creator>
    <meta:creation-date>2024-10-08T15:11:03.35</meta:creation-date>
    <meta:editing-duration>PT4M48S</meta:editing-duration>
    <meta:editing-cycles>2</meta:editing-cycles>
    <dc:date>2024-10-08T15:32:18.81</dc:date>
    <dc:creator>Christine Ballard</dc:creator>
    <meta:document-statistic meta:object-count="27"/>
    <meta:generator>OpenOffice/4.1.15$Win32 OpenOffice.org_project/4115m2$Build-9813</meta:generator>
  </office:meta>
</office:document-meta>
</file>